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20000001FAA5190D9E0FDE6C3.png" manifest:media-type="image/png"/>
  <manifest:file-entry manifest:full-path="Pictures/100002010000027B0000002D590629AADEC948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7d0c" officeooo:paragraph-rsid="00027d0c"/>
    </style:style>
    <style:style style:name="P2" style:family="paragraph" style:parent-style-name="Standard">
      <style:text-properties officeooo:paragraph-rsid="00027d0c"/>
    </style:style>
    <style:style style:name="P3" style:family="paragraph" style:parent-style-name="Standard">
      <style:text-properties officeooo:rsid="00035791" officeooo:paragraph-rsid="00035791"/>
    </style:style>
    <style:style style:name="T1" style:family="text">
      <style:text-properties officeooo:rsid="00027d0c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027d0c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8"/><text:span text:style-name="T2">怎样安装</text:span><text:span text:style-name="T3">VSCODE</text:span></text:p>
      <text:p text:style-name="Standard"><text:span text:style-name="T3"/></text:p>
      <text:p text:style-name="P2"><text:span text:style-name="T3">1.进入官网  https://code.visualstudio.com,点击.deb进行下载。</text:span></text:p>
      <text:p text:style-name="P1"><text:span text:style-name="T2">2.将.deb文件 mv到 /opt目录之下。</text:span></text:p>
      <text:p text:style-name="P1"><draw:frame draw:style-name="fr1" draw:name="图像1" text:anchor-type="paragraph" svg:width="16.801cm" svg:height="1.191cm" draw:z-index="0"><draw:image xlink:href="Pictures/100002010000027B0000002D590629AADEC948E1.png" xlink:type="simple" xlink:show="embed" xlink:actuate="onLoad" loext:mime-type="image/x-vclgraphic"/></draw:frame><text:span text:style-name="T2">3.cd 进入到/opt/下.</text:span></text:p>
      <text:p text:style-name="P3"><text:span text:style-name="T2">4.sudo dpkg -i code_1.50.1-1602600906_amd64.deb </text:span></text:p>
      <text:p text:style-name="P3"><draw:frame draw:style-name="fr2" draw:name="图像2" text:anchor-type="paragraph" svg:x="0.219cm" svg:y="0.397cm" svg:width="16.563cm" svg:height="0.82cm" draw:z-index="1"><draw:image xlink:href="Pictures/10000201000002720000001FAA5190D9E0FDE6C3.png" xlink:type="simple" xlink:show="embed" xlink:actuate="onLoad" loext:mime-type="image/x-vclgraphic"/></draw:frame><text:span text:style-name="T2">5.code打开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4:13:28.910004727</meta:creation-date>
    <dc:date>2020-10-15T14:27:14.828535290</dc:date>
    <meta:editing-duration>PT2M55S</meta:editing-duration>
    <meta:editing-cycles>1</meta:editing-cycles>
    <meta:document-statistic meta:table-count="0" meta:image-count="2" meta:object-count="0" meta:page-count="1" meta:paragraph-count="6" meta:word-count="47" meta:character-count="222" meta:non-whitespace-character-count="145"/>
    <meta:generator>LibreOffice/6.0.7.3$Linux_X86_64 LibreOffice_project/00m0$Build-3</meta:generator>
  </office:meta>
</office:document-meta>
</file>